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3cac7"/>
    </style:style>
    <style:style style:name="ce44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000000" fo:border="0.74pt solid #000000"/>
    </style:style>
    <style:style style:name="ce46" style:family="table-cell" style:parent-style-name="Default">
      <style:table-cell-properties fo:background-color="#cccccc"/>
    </style:style>
    <style:style style:name="ce47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ozel bitler</text:p>
          </table:table-cell>
          <table:table-cell table:style-name="ce12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9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9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9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9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9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0" table:number-columns-repeated="10"/>
          <table:table-cell table:style-name="ce9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9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3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3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3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3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3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3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3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35" table:formula="of:=DEC2BIN([.L54])" office:value-type="string" office:string-value="111" calcext:value-type="string">
            <text:p>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3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3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3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3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3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35" table:formula="of:=DEC2BIN([.L60])" office:value-type="string" office:string-value="1101" calcext:value-type="string">
            <text:p>1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35" table:formula="of:=DEC2BIN([.L61])" office:value-type="string" office:string-value="1110" calcext:value-type="string">
            <text:p>1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35" table:formula="of:=DEC2BIN([.L62])" office:value-type="string" office:string-value="1111" calcext:value-type="string">
            <text:p>1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3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3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0" table:number-columns-repeated="10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3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3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3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3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3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23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3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23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3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23" office:value-type="string" calcext:value-type="string">
            <text:p>0000_0101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3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3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3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23" office:value-type="string" calcext:value-type="string">
            <text:p>0000_011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3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10" table:number-columns-repeated="6"/>
          <table:table-cell table:style-name="ce80"/>
          <table:table-cell table:style-name="ce10" table:number-columns-repeated="3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3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3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3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35" table:formula="of:=DEC2BIN([.L79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35" table:formula="of:=DEC2BIN([.L80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35" table:formula="of:=DEC2BIN([.L81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35" table:formula="of:=DEC2BIN([.L82])" office:value-type="string" office:string-value="100011" calcext:value-type="string">
            <text:p>1000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35" table:formula="of:=DEC2BIN([.L83])" office:value-type="string" office:string-value="100100" calcext:value-type="string">
            <text:p>1001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35" table:formula="of:=DEC2BIN([.L84])" office:value-type="string" office:string-value="100101" calcext:value-type="string">
            <text:p>1001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35" table:formula="of:=DEC2BIN([.L85])" office:value-type="string" office:string-value="100110" calcext:value-type="string">
            <text:p>1001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35" table:formula="of:=DEC2BIN([.L86])" office:value-type="string" office:string-value="100111" calcext:value-type="string">
            <text:p>10011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35" table:formula="of:=DEC2BIN([.L87])" office:value-type="string" office:string-value="101000" calcext:value-type="string">
            <text:p>10100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35" table:formula="of:=DEC2BIN([.L88])" office:value-type="string" office:string-value="101001" calcext:value-type="string">
            <text:p>101001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35" table:formula="of:=DEC2BIN([.L89])" office:value-type="string" office:string-value="101010" calcext:value-type="string">
            <text:p>101010</text:p>
          </table:table-cell>
          <table:table-cell table:style-name="ce30"/>
          <table:table-cell table:number-columns-repeated="5"/>
        </table:table-row>
        <table:table-row table:style-name="ro1">
          <table:table-cell/>
          <table:covered-table-cell table:style-name="ce12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3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2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CF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3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3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3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10" table:number-columns-repeated="10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3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3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3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3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3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3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3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3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3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3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3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3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3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3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3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3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3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3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3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35"/>
          <table:table-cell table:number-columns-repeated="7"/>
        </table:table-row>
        <table:table-row table:style-name="ro1">
          <table:table-cell table:number-columns-repeated="12"/>
          <table:table-cell table:style-name="ce3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45"/>
        <table:table-column table:style-name="co19" table:number-columns-repeated="5" table:default-cell-style-name="ce44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44"/>
          <table:table-cell table:style-name="ce45" table:number-columns-repeated="3"/>
          <table:table-cell table:number-columns-repeated="4"/>
          <table:table-cell table:style-name="ce46" office:value-type="string" calcext:value-type="string">
            <text:p><text:span text:style-name="T1">00_0[00_00]</text:span>(0000_00)</text:p>
          </table:table-cell>
          <table:table-cell table:style-name="ce10" office:value-type="string" calcext:value-type="string">
            <text:p><text:span text:style-name="T1">00_1[00_00]</text:span>(0000_01)</text:p>
          </table:table-cell>
          <table:table-cell table:style-name="ce10" office:value-type="string" calcext:value-type="string">
            <text:p><text:span text:style-name="T1">00_1[00_00]</text:span>(0000_10)</text:p>
          </table:table-cell>
          <table:table-cell table:style-name="ce10" office:value-type="string" calcext:value-type="string">
            <text:p><text:span text:style-name="T1">00_1[00_00]</text:span>(0000_11)</text:p>
          </table:table-cell>
          <table:table-cell table:style-name="ce46" office:value-type="string" calcext:value-type="string">
            <text:p><text:span text:style-name="T1">00_0[00_00]</text:span>(0001_00)</text:p>
          </table:table-cell>
          <table:table-cell table:style-name="ce46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0_01]</text:span>(0000_00)</text:p>
          </table:table-cell>
          <table:table-cell table:style-name="ce46" office:value-type="string" calcext:value-type="string">
            <text:p><text:span text:style-name="T1">00_0[00_01]</text:span>(0000_01)</text:p>
          </table:table-cell>
          <table:table-cell table:style-name="ce46" office:value-type="string" calcext:value-type="string">
            <text:p><text:span text:style-name="T1">00_0[00_01]</text:span>(0000_10)</text:p>
          </table:table-cell>
          <table:table-cell table:style-name="ce46" office:value-type="string" calcext:value-type="string">
            <text:p><text:span text:style-name="T1">00_0[00_01]</text:span>(0000_11)</text:p>
          </table:table-cell>
          <table:table-cell table:style-name="ce10" office:value-type="string" calcext:value-type="string">
            <text:p><text:span text:style-name="T1">00_1[00_01]</text:span>(0001_00)</text:p>
          </table:table-cell>
          <table:table-cell table:style-name="ce46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45" table:number-columns-repeated="4"/>
          <table:table-cell table:number-columns-repeated="3"/>
          <table:table-cell table:style-name="ce10" office:value-type="string" calcext:value-type="string">
            <text:p><text:span text:style-name="T1">00_1[00_10]</text:span>(0000_00)</text:p>
          </table:table-cell>
          <table:table-cell table:style-name="ce10" office:value-type="string" calcext:value-type="string">
            <text:p><text:span text:style-name="T1">00_1[00_10]</text:span>(0000_01)</text:p>
          </table:table-cell>
          <table:table-cell table:style-name="ce10" office:value-type="string" calcext:value-type="string">
            <text:p><text:span text:style-name="T1">00_1[00_10]</text:span>(0000_10)</text:p>
          </table:table-cell>
          <table:table-cell table:style-name="ce10" office:value-type="string" calcext:value-type="string">
            <text:p><text:span text:style-name="T1">00_1[00_10]</text:span>(0000_11)</text:p>
          </table:table-cell>
          <table:table-cell table:style-name="ce10" office:value-type="string" calcext:value-type="string">
            <text:p><text:span text:style-name="T1">00_1[00_10]</text:span>(0001_00)</text:p>
          </table:table-cell>
          <table:table-cell table:style-name="ce46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0_11]</text:span>(0000_00)</text:p>
          </table:table-cell>
          <table:table-cell table:style-name="ce46" office:value-type="string" calcext:value-type="string">
            <text:p><text:span text:style-name="T1">00_0[00_11]</text:span>(0000_01)</text:p>
          </table:table-cell>
          <table:table-cell table:style-name="ce46" office:value-type="string" calcext:value-type="string">
            <text:p><text:span text:style-name="T1">00_0[00_11]</text:span>(0000_10)</text:p>
          </table:table-cell>
          <table:table-cell table:style-name="ce46" office:value-type="string" calcext:value-type="string">
            <text:p><text:span text:style-name="T1">00_0[00_11]</text:span>(0000_11)</text:p>
          </table:table-cell>
          <table:table-cell table:style-name="ce10" office:value-type="string" calcext:value-type="string">
            <text:p><text:span text:style-name="T1">00_1[00_11]</text:span>(0001_00)</text:p>
          </table:table-cell>
          <table:table-cell table:style-name="ce46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45"/>
          <table:table-cell table:number-columns-repeated="3"/>
          <table:table-cell table:style-name="ce10" office:value-type="string" calcext:value-type="string">
            <text:p><text:span text:style-name="T1">00_1[01_00]</text:span>(0000_00)</text:p>
          </table:table-cell>
          <table:table-cell table:style-name="ce46" office:value-type="string" calcext:value-type="string">
            <text:p><text:span text:style-name="T1">00_0[01_00]</text:span>(0000_01)</text:p>
          </table:table-cell>
          <table:table-cell table:style-name="ce46" office:value-type="string" calcext:value-type="string">
            <text:p><text:span text:style-name="T1">00_0[01_00]</text:span>(0000_10)</text:p>
          </table:table-cell>
          <table:table-cell table:style-name="ce46" office:value-type="string" calcext:value-type="string">
            <text:p><text:span text:style-name="T1">00_0[01_00]</text:span>(0000_11)</text:p>
          </table:table-cell>
          <table:table-cell table:style-name="ce10" office:value-type="string" calcext:value-type="string">
            <text:p><text:span text:style-name="T1">00_1[01_00]</text:span>(0001_00)</text:p>
          </table:table-cell>
          <table:table-cell table:style-name="ce46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44"/>
          <table:table-cell table:number-columns-repeated="7"/>
          <table:table-cell table:style-name="ce46" office:value-type="string" calcext:value-type="string">
            <text:p><text:span text:style-name="T1">00_0[01_01]</text:span>(0000_00)</text:p>
          </table:table-cell>
          <table:table-cell table:style-name="ce46" office:value-type="string" calcext:value-type="string">
            <text:p><text:span text:style-name="T1">00_0[01_01]</text:span>(0000_01)</text:p>
          </table:table-cell>
          <table:table-cell table:style-name="ce46" office:value-type="string" calcext:value-type="string">
            <text:p><text:span text:style-name="T1">00_0[01_01]</text:span>(0000_10)</text:p>
          </table:table-cell>
          <table:table-cell table:style-name="ce46" office:value-type="string" calcext:value-type="string">
            <text:p><text:span text:style-name="T1">00_0[01_01]</text:span>(0000_11)</text:p>
          </table:table-cell>
          <table:table-cell table:style-name="ce46" office:value-type="string" calcext:value-type="string">
            <text:p><text:span text:style-name="T1">00_0[01_01]</text:span>(0001_00)</text:p>
          </table:table-cell>
          <table:table-cell table:style-name="ce46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23" office:value-type="string" calcext:value-type="string">
            <text:p>0x04C0</text:p>
          </table:table-cell>
          <table:table-cell table:style-name="ce23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9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45"/>
          <table:table-cell table:number-columns-repeated="9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10"/>
        </table:table-row>
        <table:table-row table:style-name="ro1">
          <table:table-cell/>
          <table:table-cell table:style-name="ce44"/>
          <table:table-cell table:number-columns-repeated="13"/>
        </table:table-row>
        <table:table-row table:style-name="ro1">
          <table:table-cell/>
          <table:table-cell table:style-name="ce44"/>
          <table:table-cell table:style-name="ce45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30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30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/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45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30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5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30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44"/>
          <table:table-cell table:number-columns-repeated="6"/>
          <table:table-cell office:value-type="float" office:value="0" calcext:value-type="float">
            <text:p>0</text:p>
          </table:table-cell>
          <table:table-cell table:style-name="ce30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45"/>
        <table:table-column table:style-name="co27" table:number-columns-repeated="5" table:default-cell-style-name="ce47"/>
        <table:table-column table:style-name="co27" table:default-cell-style-name="Default"/>
        <table:table-column table:style-name="co27" table:default-cell-style-name="ce47"/>
        <table:table-column table:style-name="co1" table:default-cell-style-name="Default"/>
        <table:table-column table:style-name="co1" table:default-cell-style-name="ce3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47"/>
          <table:table-cell table:style-name="ce45" table:number-columns-repeated="5"/>
          <table:table-cell table:style-name="ce47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45" table:number-columns-repeated="2"/>
          <table:table-cell table:style-name="ce47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45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45" table:number-columns-repeated="5"/>
          <table:table-cell table:style-name="ce47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47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45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47"/>
          <table:table-cell table:number-columns-repeated="5"/>
          <table:table-cell table:style-name="ce47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.00.0000</text:date>, <text:time style:data-style-name="N2" text:time-value="08:26:50.3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10-10T19:31:50.247000000</dc:date>
    <meta:editing-duration>P3DT12H23M51S</meta:editing-duration>
    <meta:editing-cycles>60</meta:editing-cycles>
    <meta:generator>LibreOffice/24.2.4.2$Windows_X86_64 LibreOffice_project/51a6219feb6075d9a4c46691dcfe0cd9c4fff3c2</meta:generator>
    <meta:document-statistic meta:table-count="3" meta:cell-count="833" meta:object-count="0"/>
  </office:meta>
</office:document-meta>
</file>